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55.59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101.91pt"/>
    </style:style>
    <style:style style:name="co6" style:family="table-column">
      <style:table-column-properties fo:break-before="auto" style:column-width="45.89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23"/>
    <style:style style:name="ce3" style:family="table-cell" style:parent-style-name="Default">
      <style:text-properties style:font-name="Arial" style:font-name-asian="DejaVu Sans" style:font-name-complex="DejaVu Sans"/>
    </style:style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Лист1_2" table:style-name="ta1" table:print="false">
        <table:shapes>
          <draw:frame draw:z-index="4" draw:style-name="gr1" draw:text-style-name="P1" svg:width="643.01pt" svg:height="452.92pt" svg:x="3282.18pt" svg:y="377.12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12.34pt" svg:height="401.92pt" svg:x="117.86pt" svg:y="1529.91pt">
            <loext:p draw:notify-on-update-of-ranges="Лист1_2.A13:Лист1_2.A13 Лист1_2.M13:Лист1_2.M13 Лист1_2.A39:Лист1_2.A39 Лист1_2.M39:Лист1_2.M39 Лист1_2.A65:Лист1_2.A65 Лист1_2.M65:Лист1_2.M65 Лист1_2.A95:Лист1_2.A95 Лист1_2.M95:Лист1_2.M9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564.09pt" svg:height="398.95pt" svg:x="1060.16pt" svg:y="98.84pt">
            <loext:p draw:notify-on-update-of-ranges="Лист1_2.A13:Лист1_2.A13 Лист1_2.M13:Лист1_2.M13 Лист1_2.A39:Лист1_2.A39 Лист1_2.M39:Лист1_2.M39 Лист1_2.A65:Лист1_2.A65 Лист1_2.M65:Лист1_2.M65 Лист1_2.A95:Лист1_2.A95 Лист1_2.M95:Лист1_2.M9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86.69pt" svg:height="409.61pt" svg:x="919.3pt" svg:y="509.39pt">
            <loext:p draw:notify-on-update-of-ranges="Лист1_2.A7:Лист1_2.A7 Лист1_2.N7:Лист1_2.N7 Лист1_2.A34:Лист1_2.A34 Лист1_2.N34:Лист1_2.N34 Лист1_2.A61:Лист1_2.A61 Лист1_2.N61:Лист1_2.N61 Лист1_2.A88:Лист1_2.A88 Лист1_2.N88:Лист1_2.N8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8" table:number-columns-repeated="4" table:default-cell-style-name="Default"/>
        <table:table-column table:style-name="co9" table:number-columns-repeated="10" table:default-cell-style-name="Default"/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Cyb</text:p>
          </table:table-cell>
          <table:table-cell office:value-type="string" calcext:value-type="string">
            <text:p>&lt;==</text:p>
          </table:table-cell>
          <table:table-cell table:number-columns-repeated="6"/>
          <table:table-cell office:value-type="string" calcext:value-type="string">
            <text:p>FFT1D flops</text:p>
          </table:table-cell>
          <table:table-cell table:number-columns-repeated="6"/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/step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48" calcext:value-type="float">
            <text:p>48</text:p>
          </table:table-cell>
          <table:table-cell table:style-name="ce4" table:formula="of:=[.Q2]*[.R2]*[.S2]*[.T2]*[.U2]*[.V2]/1024/1024" office:value-type="float" office:value="720" calcext:value-type="float">
            <text:p>7.20E+0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92.61" calcext:value-type="float">
            <text:p>92.61</text:p>
          </table:table-cell>
          <table:table-cell table:number-columns-repeated="2" office:value-type="float" office:value="4516.97" calcext:value-type="float">
            <text:p>4516.9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7]/[.E7]" office:value-type="float" office:value="1.88207083333333" calcext:value-type="float">
            <text:p>1.882</text:p>
          </table:table-cell>
          <table:table-cell/>
          <table:table-cell office:value-type="float" office:value="2" calcext:value-type="float">
            <text:p>2</text:p>
          </table:table-cell>
          <table:table-cell table:formula="of:=2500000*500" office:value-type="float" office:value="1250000000" calcext:value-type="float">
            <text:p>1250000000</text:p>
          </table:table-cell>
          <table:table-cell/>
          <table:table-cell table:style-name="ce3" table:formula="of:=[.K7]*2500000*440/[.I7]/1000000000" office:value-type="float" office:value="1.16892518657419" calcext:value-type="float">
            <text:p>1.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4633.44" calcext:value-type="float">
            <text:p>4633.44</text:p>
          </table:table-cell>
          <table:table-cell office:value-type="float" office:value="116.47" calcext:value-type="float">
            <text:p>116.4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]/[.E8]" office:value-type="float" office:value="0.0485291666666667" calcext:value-type="float">
            <text:p>0.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1998</text:p>
          </table:table-cell>
          <table:table-cell office:value-type="float" office:value="4730.09" calcext:value-type="float">
            <text:p>4730.09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26751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]/[.E9]" office:value-type="float" office:value="0.00000036128465151555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4792.95" calcext:value-type="float">
            <text:p>4792.95</text:p>
          </table:table-cell>
          <table:table-cell office:value-type="float" office:value="62.85" calcext:value-type="float">
            <text:p>62.8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10]/[.E10]" office:value-type="float" office:value="0.052375" calcext:value-type="float">
            <text:p>0.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57" calcext:value-type="float">
            <text:p>0.57</text:p>
          </table:table-cell>
          <table:table-cell office:value-type="float" office:value="4820.96" calcext:value-type="float">
            <text:p>4820.96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01,04,1988</text:p>
          </table:table-cell>
          <table:table-cell office:value-type="string" calcext:value-type="string">
            <text:p>MAIN__</text:p>
          </table:table-cell>
          <table:table-cell table:formula="of:=[.D11]/[.E11]" office:value-type="float" office:value="28.01" calcext:value-type="float">
            <text:p>28.0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6" calcext:value-type="float">
            <text:p>0.36</text:p>
          </table:table-cell>
          <table:table-cell office:value-type="float" office:value="4838.62" calcext:value-type="float">
            <text:p>4838.62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12]/[.E12]" office:value-type="float" office:value="0.0147166666666667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2" calcext:value-type="float">
            <text:p>0.32</text:p>
          </table:table-cell>
          <table:table-cell office:value-type="float" office:value="4854.32" calcext:value-type="float">
            <text:p>4854.32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13]/[.E13]" office:value-type="float" office:value="0.00654166666666667" calcext:value-type="float">
            <text:p>0.007</text:p>
          </table:table-cell>
          <table:table-cell table:number-columns-repeated="3"/>
          <table:table-cell table:formula="of:=720/[.I13]/1024" office:value-type="float" office:value="107.484076433121" calcext:value-type="float">
            <text:p>107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58.86" calcext:value-type="float">
            <text:p>4858.86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14]/[.E14]" office:value-type="float" office:value="0.00378333333333333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63.24" calcext:value-type="float">
            <text:p>4863.24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15]/[.E15]" office:value-type="float" office:value="0.438" calcext:value-type="float">
            <text:p>0.4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7" calcext:value-type="float">
            <text:p>0.07</text:p>
          </table:table-cell>
          <table:table-cell office:value-type="float" office:value="4866.47" calcext:value-type="float">
            <text:p>4866.47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16]/[.E16]" office:value-type="float" office:value="0.0576785714285714" calcext:value-type="float">
            <text:p>0.0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6" calcext:value-type="float">
            <text:p>0.06</text:p>
          </table:table-cell>
          <table:table-cell office:value-type="float" office:value="4869.36" calcext:value-type="float">
            <text:p>4869.3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86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17]/[.E17]" office:value-type="float" office:value="0.00000333545694606024" calcext:value-type="float">
            <text:p>0.000</text:p>
          </table:table-cell>
          <table:table-cell table:formula="of:=1190/[.I17]/1000000000" office:value-type="float" office:value="0.356772705882353" calcext:value-type="float">
            <text:p>0.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5" calcext:value-type="float">
            <text:p>0.05</text:p>
          </table:table-cell>
          <table:table-cell office:value-type="float" office:value="4871.8" calcext:value-type="float">
            <text:p>4871.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8]/[.E18]" office:value-type="float" office:value="0.00204166666666667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4" calcext:value-type="float">
            <text:p>0.04</text:p>
          </table:table-cell>
          <table:table-cell office:value-type="float" office:value="4873.66" calcext:value-type="float">
            <text:p>4873.6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9]/[.E19]" office:value-type="float" office:value="0.00155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2" calcext:value-type="float">
            <text:p>0.02</text:p>
          </table:table-cell>
          <table:table-cell office:value-type="float" office:value="4874.54" calcext:value-type="float">
            <text:p>4874.5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_</text:p>
          </table:table-cell>
          <table:table-cell table:formula="of:=[.D20]/[.E20]" office:value-type="float" office:value="0.22" calcext:value-type="float">
            <text:p>0.220</text:p>
          </table:table-cell>
          <table:table-cell table:number-columns-repeated="6"/>
          <table:table-cell>
            <draw:frame table:end-cell-address="Лист1_2.T35" table:end-x="1.19pt" table:end-y="11.57pt" draw:z-index="0" draw:style-name="gr2" draw:text-style-name="P2" svg:width="226.83pt" svg:height="198.71pt" svg:x="30.42pt" svg:y="4.9pt">
              <loext:p draw:notify-on-update-of-ranges="Лист1_2.A13:Лист1_2.A13 Лист1_2.I13:Лист1_2.I13 Лист1_2.A39:Лист1_2.A39 Лист1_2.I39:Лист1_2.I39 Лист1_2.A65:Лист1_2.A65 Лист1_2.I65:Лист1_2.I65 Лист1_2.A95:Лист1_2.A95 Лист1_2.I95:Лист1_2.I9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25" calcext:value-type="float">
            <text:p>4875.25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21]/[.E21]" office:value-type="float" office:value="0.0591666666666667" calcext:value-type="float">
            <text:p>0.0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75" calcext:value-type="float">
            <text:p>4875.7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22]/[.E22]" office:value-type="float" office:value="0.0625" calcext:value-type="float">
            <text:p>0.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02" calcext:value-type="float">
            <text:p>4876.0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23]/[.E23]" office:value-type="float" office:value="0.0225" calcext:value-type="float">
            <text:p>0.0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28" calcext:value-type="float">
            <text:p>4876.2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_</text:p>
          </table:table-cell>
          <table:table-cell table:formula="of:=[.D24]/[.E24]" office:value-type="float" office:value="0.26" calcext:value-type="float">
            <text:p>0.2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54" calcext:value-type="float">
            <text:p>4876.5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cos</text:p>
          </table:table-cell>
          <table:table-cell table:number-columns-repeated="3"/>
          <table:table-cell table:formula="of:=[.D25]/[.E25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" calcext:value-type="float">
            <text:p>0</text:p>
          </table:table-cell>
          <table:table-cell office:value-type="float" office:value="4876.75" calcext:value-type="float">
            <text:p>4876.7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1966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05dde_</text:p>
          </table:table-cell>
          <table:table-cell table:formula="of:=[.D26]/[.E26]" office:value-type="float" office:value="0.000000106813153276875" calcext:value-type="float">
            <text:p>0.00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27]/[.E2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JSCC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28]/[.E2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29]/[.E29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30]/[.E30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31]/[.E31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32]/[.E32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33]/[.E33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65.19" calcext:value-type="float">
            <text:p>65.19</text:p>
          </table:table-cell>
          <table:table-cell table:number-columns-repeated="2" office:value-type="float" office:value="13125.22" calcext:value-type="float">
            <text:p>13125.22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34]/[.E34]" office:value-type="float" office:value="0.878058603157613" calcext:value-type="float">
            <text:p>0.87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" table:formula="of:=[.K34]*2500000*440/[.I34]/1000000000" office:value-type="float" office:value="5.0110550527915" calcext:value-type="float">
            <text:p>5.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22.87" calcext:value-type="float">
            <text:p>22.87</text:p>
          </table:table-cell>
          <table:table-cell office:value-type="float" office:value="17729.17" calcext:value-type="float">
            <text:p>17729.17</text:p>
          </table:table-cell>
          <table:table-cell office:value-type="float" office:value="4603.95" calcext:value-type="float">
            <text:p>4603.95</text:p>
          </table:table-cell>
          <table:table-cell office:value-type="string" calcext:value-type="string">
            <text:p>281182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35]/[.E35]" office:value-type="float" office:value="0.00000163735503307819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4,2017</text:p>
          </table:table-cell>
          <table:table-cell office:value-type="float" office:value="18568.78" calcext:value-type="float">
            <text:p>18568.78</text:p>
          </table:table-cell>
          <table:table-cell office:value-type="float" office:value="839.61" calcext:value-type="float">
            <text:p>839.61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36]/[.E36]" office:value-type="float" office:value="0.0561687182231737" calcext:value-type="float">
            <text:p>0.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2,2022</text:p>
          </table:table-cell>
          <table:table-cell office:value-type="float" office:value="19016.37" calcext:value-type="float">
            <text:p>19016.37</text:p>
          </table:table-cell>
          <table:table-cell office:value-type="float" office:value="447.6" calcext:value-type="float">
            <text:p>447.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37]/[.E37]" office:value-type="float" office:value="0.0598956242472902" calcext:value-type="float">
            <text:p>0.0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1,1974</text:p>
          </table:table-cell>
          <table:table-cell office:value-type="float" office:value="19367.65" calcext:value-type="float">
            <text:p>19367.65</text:p>
          </table:table-cell>
          <table:table-cell office:value-type="float" office:value="351.27" calcext:value-type="float">
            <text:p>351.27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38]/[.E38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8" calcext:value-type="float">
            <text:p>0.8</text:p>
          </table:table-cell>
          <table:table-cell office:value-type="float" office:value="19528.58" calcext:value-type="float">
            <text:p>19528.58</text:p>
          </table:table-cell>
          <table:table-cell office:value-type="float" office:value="160.93" calcext:value-type="float">
            <text:p>160.93</text:p>
          </table:table-cell>
          <table:table-cell office:value-type="string" calcext:value-type="string">
            <text:p>14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39]/[.E39]" office:value-type="float" office:value="0.0107667090386031" calcext:value-type="float">
            <text:p>0.011</text:p>
          </table:table-cell>
          <table:table-cell table:number-columns-repeated="3"/>
          <table:table-cell table:formula="of:=720/[.I39]/1024" office:value-type="float" office:value="65.3054705462" calcext:value-type="float">
            <text:p>65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67" calcext:value-type="float">
            <text:p>0.67</text:p>
          </table:table-cell>
          <table:table-cell office:value-type="float" office:value="19663.15" calcext:value-type="float">
            <text:p>19663.15</text:p>
          </table:table-cell>
          <table:table-cell office:value-type="float" office:value="134.57" calcext:value-type="float">
            <text:p>134.57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40]/[.E40]" office:value-type="float" office:value="0.0180074936437843" calcext:value-type="float">
            <text:p>0.018</text:p>
          </table:table-cell>
          <table:table-cell table:number-columns-repeated="10"/>
          <table:table-cell>
            <draw:frame table:end-cell-address="Лист1_2.AC74" table:end-x="37.59pt" table:end-y="0.09pt" draw:z-index="1" draw:style-name="gr2" draw:text-style-name="P2" svg:width="585.01pt" svg:height="433.59pt" svg:x="28.63pt" svg:y="1.76pt">
              <loext:p draw:notify-on-update-of-ranges="Лист1_2.A17:Лист1_2.A17 Лист1_2.I17:Лист1_2.I17 Лист1_2.A50:Лист1_2.A50 Лист1_2.I50:Лист1_2.I50 Лист1_2.A77:Лист1_2.A77 Лист1_2.I77:Лист1_2.I77 Лист1_2.A97:Лист1_2.A97 Лист1_2.I97:Лист1_2.I9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54" calcext:value-type="float">
            <text:p>0.54</text:p>
          </table:table-cell>
          <table:table-cell office:value-type="float" office:value="19772.29" calcext:value-type="float">
            <text:p>19772.29</text:p>
          </table:table-cell>
          <table:table-cell office:value-type="float" office:value="109.14" calcext:value-type="float">
            <text:p>109.14</text:p>
          </table:table-cell>
          <table:table-cell office:value-type="string" calcext:value-type="string">
            <text:p>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41]/[.E41]" office:value-type="float" office:value="0.0146026224244046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39" calcext:value-type="float">
            <text:p>0.39</text:p>
          </table:table-cell>
          <table:table-cell office:value-type="float" office:value="19851.47" calcext:value-type="float">
            <text:p>19851.47</text:p>
          </table:table-cell>
          <table:table-cell office:value-type="float" office:value="79.18" calcext:value-type="float">
            <text:p>79.18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42]/[.E42]" office:value-type="float" office:value="0.0105954770507159" calcext:value-type="float">
            <text:p>0.0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8" calcext:value-type="float">
            <text:p>0.28</text:p>
          </table:table-cell>
          <table:table-cell office:value-type="float" office:value="19908.73" calcext:value-type="float">
            <text:p>19908.73</text:p>
          </table:table-cell>
          <table:table-cell office:value-type="float" office:value="57.26" calcext:value-type="float">
            <text:p>57.2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43]/[.E43]" office:value-type="float" office:value="0.00766225076943664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3" calcext:value-type="float">
            <text:p>0.23</text:p>
          </table:table-cell>
          <table:table-cell office:value-type="float" office:value="19954.97" calcext:value-type="float">
            <text:p>19954.97</text:p>
          </table:table-cell>
          <table:table-cell office:value-type="float" office:value="46.24" calcext:value-type="float">
            <text:p>46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44]/[.E44]" office:value-type="float" office:value="0.00618760872474241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" calcext:value-type="float">
            <text:p>0.2</text:p>
          </table:table-cell>
          <table:table-cell office:value-type="float" office:value="19995.26" calcext:value-type="float">
            <text:p>19995.26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45]/[.E45]" office:value-type="float" office:value="0.00539140907266158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4" calcext:value-type="float">
            <text:p>0.14</text:p>
          </table:table-cell>
          <table:table-cell office:value-type="float" office:value="20023.34" calcext:value-type="float">
            <text:p>20023.34</text:p>
          </table:table-cell>
          <table:table-cell office:value-type="float" office:value="28.08" calcext:value-type="float">
            <text:p>28.0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AIN__</text:p>
          </table:table-cell>
          <table:table-cell table:formula="of:=[.D46]/[.E46]" office:value-type="float" office:value="28.08" calcext:value-type="float">
            <text:p>28.0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1" calcext:value-type="float">
            <text:p>0.11</text:p>
          </table:table-cell>
          <table:table-cell office:value-type="float" office:value="20045.49" calcext:value-type="float">
            <text:p>20045.49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47]/[.E47]" office:value-type="float" office:value="0.00296400374682189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" calcext:value-type="float">
            <text:p>0.1</text:p>
          </table:table-cell>
          <table:table-cell office:value-type="float" office:value="20064.73" calcext:value-type="float">
            <text:p>20064.73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48]/[.E48]" office:value-type="float" office:value="0.00257460190017396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9" calcext:value-type="float">
            <text:p>0.09</text:p>
          </table:table-cell>
          <table:table-cell office:value-type="float" office:value="20083.35" calcext:value-type="float">
            <text:p>20083.35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49]/[.E49]" office:value-type="float" office:value="0.4655" calcext:value-type="float">
            <text:p>0.4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6" calcext:value-type="float">
            <text:p>0.06</text:p>
          </table:table-cell>
          <table:table-cell office:value-type="float" office:value="20094.97" calcext:value-type="float">
            <text:p>20094.97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4115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50]/[.E50]" office:value-type="float" office:value="0.00000282338442638645" calcext:value-type="float">
            <text:p>0.000</text:p>
          </table:table-cell>
          <table:table-cell table:formula="of:=1190/[.I50]/1000000000" office:value-type="float" office:value="0.421479975903614" calcext:value-type="float">
            <text:p>0.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4" calcext:value-type="float">
            <text:p>0.04</text:p>
          </table:table-cell>
          <table:table-cell office:value-type="float" office:value="20103.47" calcext:value-type="float">
            <text:p>20103.4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7393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51]/[.E51]" office:value-type="float" office:value="0.000000031028982383715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3" calcext:value-type="float">
            <text:p>0.03</text:p>
          </table:table-cell>
          <table:table-cell office:value-type="float" office:value="20110.02" calcext:value-type="float">
            <text:p>20110.02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4861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52]/[.E52]" office:value-type="float" office:value="0.00000013473096725048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2" calcext:value-type="float">
            <text:p>0.02</text:p>
          </table:table-cell>
          <table:table-cell office:value-type="float" office:value="20114.55" calcext:value-type="float">
            <text:p>20114.55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53]/[.E53]" office:value-type="float" office:value="0.0794736842105263" calcext:value-type="float">
            <text:p>0.07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54]/[.E5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M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55]/[.E55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56]/[.E56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57]/[.E5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58]/[.E58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59]/[.E59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60]/[.E60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66.66" calcext:value-type="float">
            <text:p>66.66</text:p>
          </table:table-cell>
          <table:table-cell table:number-columns-repeated="2" office:value-type="float" office:value="13530.07" calcext:value-type="float">
            <text:p>13530.07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61]/[.E61]" office:value-type="float" office:value="0.4228146875" calcext:value-type="float">
            <text:p>0.42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2500000*440*[.K61]/[.I61]/1000000000" office:value-type="float" office:value="10.406450225313" calcext:value-type="float">
            <text:p>10.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23.38" calcext:value-type="float">
            <text:p>23.38</text:p>
          </table:table-cell>
          <table:table-cell office:value-type="float" office:value="18275.51" calcext:value-type="float">
            <text:p>18275.51</text:p>
          </table:table-cell>
          <table:table-cell office:value-type="float" office:value="4745.43" calcext:value-type="float">
            <text:p>4745.43</text:p>
          </table:table-cell>
          <table:table-cell office:value-type="string" calcext:value-type="string">
            <text:p>835543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62]/[.E62]" office:value-type="float" office:value="0.000000567945282980248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1,03,1994</text:p>
          </table:table-cell>
          <table:table-cell office:value-type="float" office:value="19074.79" calcext:value-type="float">
            <text:p>19074.79</text:p>
          </table:table-cell>
          <table:table-cell office:value-type="float" office:value="799.28" calcext:value-type="float">
            <text:p>799.28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63]/[.E63]" office:value-type="float" office:value="0.0249775" calcext:value-type="float">
            <text:p>0.0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2,10,2009</text:p>
          </table:table-cell>
          <table:table-cell office:value-type="float" office:value="19500.28" calcext:value-type="float">
            <text:p>19500.28</text:p>
          </table:table-cell>
          <table:table-cell office:value-type="float" office:value="425.5" calcext:value-type="float">
            <text:p>425.5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64]/[.E64]" office:value-type="float" office:value="0.02659375" calcext:value-type="float">
            <text:p>0.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84" calcext:value-type="float">
            <text:p>0.84</text:p>
          </table:table-cell>
          <table:table-cell office:value-type="float" office:value="19669.8" calcext:value-type="float">
            <text:p>19669.8</text:p>
          </table:table-cell>
          <table:table-cell office:value-type="float" office:value="169.52" calcext:value-type="float">
            <text:p>169.52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65]/[.E65]" office:value-type="float" office:value="0.0052975" calcext:value-type="float">
            <text:p>0.005</text:p>
          </table:table-cell>
          <table:table-cell table:number-columns-repeated="3"/>
          <table:table-cell table:formula="of:=720/[.I65]/1024" office:value-type="float" office:value="132.727701746107" calcext:value-type="float">
            <text:p>132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62" calcext:value-type="float">
            <text:p>0.62</text:p>
          </table:table-cell>
          <table:table-cell office:value-type="float" office:value="19795.65" calcext:value-type="float">
            <text:p>19795.65</text:p>
          </table:table-cell>
          <table:table-cell office:value-type="float" office:value="125.84" calcext:value-type="float">
            <text:p>125.8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66]/[.E66]" office:value-type="float" office:value="0.007865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47" calcext:value-type="float">
            <text:p>0.47</text:p>
          </table:table-cell>
          <table:table-cell office:value-type="float" office:value="19890.88" calcext:value-type="float">
            <text:p>19890.88</text:p>
          </table:table-cell>
          <table:table-cell office:value-type="float" office:value="95.23" calcext:value-type="float">
            <text:p>95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67]/[.E67]" office:value-type="float" office:value="0.005951875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34" calcext:value-type="float">
            <text:p>0.34</text:p>
          </table:table-cell>
          <table:table-cell office:value-type="float" office:value="19959.92" calcext:value-type="float">
            <text:p>19959.92</text:p>
          </table:table-cell>
          <table:table-cell office:value-type="float" office:value="69.04" calcext:value-type="float">
            <text:p>69.0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68]/[.E68]" office:value-type="float" office:value="0.004315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5" calcext:value-type="float">
            <text:p>0.25</text:p>
          </table:table-cell>
          <table:table-cell office:value-type="float" office:value="20010.15" calcext:value-type="float">
            <text:p>20010.15</text:p>
          </table:table-cell>
          <table:table-cell office:value-type="float" office:value="50.23" calcext:value-type="float">
            <text:p>50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69]/[.E69]" office:value-type="float" office:value="0.0031393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4" calcext:value-type="float">
            <text:p>0.24</text:p>
          </table:table-cell>
          <table:table-cell office:value-type="float" office:value="20058.43" calcext:value-type="float">
            <text:p>20058.43</text:p>
          </table:table-cell>
          <table:table-cell office:value-type="float" office:value="48.28" calcext:value-type="float">
            <text:p>48.28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70]/[.E70]" office:value-type="float" office:value="0.00301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04.75" calcext:value-type="float">
            <text:p>20104.75</text:p>
          </table:table-cell>
          <table:table-cell office:value-type="float" office:value="46.32" calcext:value-type="float">
            <text:p>46.32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71]/[.E71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50.66" calcext:value-type="float">
            <text:p>20150.66</text:p>
          </table:table-cell>
          <table:table-cell office:value-type="float" office:value="45.91" calcext:value-type="float">
            <text:p>45.91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72]/[.E72]" office:value-type="float" office:value="0.0028693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5" calcext:value-type="float">
            <text:p>0.15</text:p>
          </table:table-cell>
          <table:table-cell office:value-type="float" office:value="20180.34" calcext:value-type="float">
            <text:p>20180.34</text:p>
          </table:table-cell>
          <table:table-cell office:value-type="float" office:value="29.68" calcext:value-type="float">
            <text:p>29.6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AIN__</text:p>
          </table:table-cell>
          <table:table-cell table:formula="of:=[.D73]/[.E73]" office:value-type="float" office:value="29.68" calcext:value-type="float">
            <text:p>29.6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1" calcext:value-type="float">
            <text:p>0.11</text:p>
          </table:table-cell>
          <table:table-cell office:value-type="float" office:value="20202.81" calcext:value-type="float">
            <text:p>20202.81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74]/[.E74]" office:value-type="float" office:value="0.001404375" calcext:value-type="float">
            <text:p>0.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9" calcext:value-type="float">
            <text:p>0.09</text:p>
          </table:table-cell>
          <table:table-cell office:value-type="float" office:value="20220.94" calcext:value-type="float">
            <text:p>20220.94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75]/[.E75]" office:value-type="float" office:value="0.001133125" calcext:value-type="float">
            <text:p>0.001</text:p>
          </table:table-cell>
          <table:table-cell table:number-columns-repeated="6"/>
          <table:table-cell>
            <draw:frame table:end-cell-address="Лист1_2.S91" table:end-x="58.51pt" table:end-y="0.94pt" draw:z-index="2" draw:style-name="gr2" draw:text-style-name="P2" svg:width="227.37pt" svg:height="199.16pt" svg:x="23.16pt" svg:y="6.58pt">
              <loext:p draw:notify-on-update-of-ranges="Лист1_2.A21:Лист1_2.A21 Лист1_2.I21:Лист1_2.I21 Лист1_2.A53:Лист1_2.A53 Лист1_2.I53:Лист1_2.I53 Лист1_2.A80:Лист1_2.A80 Лист1_2.I80:Лист1_2.I80 Лист1_2.A100:Лист1_2.A100 Лист1_2.I100:Лист1_2.I100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8" calcext:value-type="float">
            <text:p>0.08</text:p>
          </table:table-cell>
          <table:table-cell office:value-type="float" office:value="20237.13" calcext:value-type="float">
            <text:p>20237.13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76]/[.E76]" office:value-type="float" office:value="0.192738095238095" calcext:value-type="float">
            <text:p>0.1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7" calcext:value-type="float">
            <text:p>0.07</text:p>
          </table:table-cell>
          <table:table-cell office:value-type="float" office:value="20251.46" calcext:value-type="float">
            <text:p>20251.46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888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77]/[.E77]" office:value-type="float" office:value="0.00000161354031688896" calcext:value-type="float">
            <text:p>0.000</text:p>
          </table:table-cell>
          <table:table-cell table:formula="of:=1190/[.I77]/1000000000" office:value-type="float" office:value="0.737508686671319" calcext:value-type="float">
            <text:p>0.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61.59" calcext:value-type="float">
            <text:p>20261.59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59110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78]/[.E78]" office:value-type="float" office:value="0.000000017137442300786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71" calcext:value-type="float">
            <text:p>20271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27973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79]/[.E79]" office:value-type="float" office:value="0.0000000336393709363278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3" calcext:value-type="float">
            <text:p>0.03</text:p>
          </table:table-cell>
          <table:table-cell office:value-type="float" office:value="20276.14" calcext:value-type="float">
            <text:p>20276.14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80]/[.E80]" office:value-type="float" office:value="0.0417886178861789" calcext:value-type="float">
            <text:p>0.04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81]/[.E81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N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82]/[.E82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83]/[.E83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84]/[.E8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85]/[.E85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86]/[.E86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87]/[.E87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85.44" calcext:value-type="float">
            <text:p>85.44</text:p>
          </table:table-cell>
          <table:table-cell table:number-columns-repeated="2" office:value-type="float" office:value="23925.38" calcext:value-type="float">
            <text:p>23925.38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88]/[.E88]" office:value-type="float" office:value="1.196269" calcext:value-type="float">
            <text:p>1.19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K88]*2500000*440/1000000000/[.I88]" office:value-type="float" office:value="3.67810250035736" calcext:value-type="float">
            <text:p>3.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4,1952</text:p>
          </table:table-cell>
          <table:table-cell office:value-type="float" office:value="25192.36" calcext:value-type="float">
            <text:p>25192.36</text:p>
          </table:table-cell>
          <table:table-cell office:value-type="float" office:value="1266.97" calcext:value-type="float">
            <text:p>1266.97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9]/[.E89]" office:value-type="float" office:value="0.0633485" calcext:value-type="float">
            <text:p>0.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25860.33" calcext:value-type="float">
            <text:p>25860.33</text:p>
          </table:table-cell>
          <table:table-cell office:value-type="float" office:value="667.97" calcext:value-type="float">
            <text:p>667.97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90]/[.E90]" office:value-type="float" office:value="0.066797" calcext:value-type="float">
            <text:p>0.0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26220.2" calcext:value-type="float">
            <text:p>26220.2</text:p>
          </table:table-cell>
          <table:table-cell office:value-type="float" office:value="359.87" calcext:value-type="float">
            <text:p>359.87</text:p>
          </table:table-cell>
          <table:table-cell office:value-type="string" calcext:value-type="string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27.63" calcext:value-type="float">
            <text:p>27.63</text:p>
          </table:table-cell>
          <table:table-cell office:value-type="string" calcext:value-type="string">
            <text:p>MAIN__</text:p>
          </table:table-cell>
          <table:table-cell table:formula="of:=[.D91]/[.E91]" office:value-type="float" office:value="359.87" calcext:value-type="float">
            <text:p>359.8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8</text:p>
          </table:table-cell>
          <table:table-cell office:value-type="float" office:value="26577.75" calcext:value-type="float">
            <text:p>26577.75</text:p>
          </table:table-cell>
          <table:table-cell office:value-type="float" office:value="357.55" calcext:value-type="float">
            <text:p>357.55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92]/[.E92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17</text:p>
          </table:table-cell>
          <table:table-cell office:value-type="float" office:value="26906.25" calcext:value-type="float">
            <text:p>26906.25</text:p>
          </table:table-cell>
          <table:table-cell office:value-type="float" office:value="328.51" calcext:value-type="float">
            <text:p>328.51</text:p>
          </table:table-cell>
          <table:table-cell office:value-type="string" calcext:value-type="string">
            <text:p>809892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3]/[.E93]" office:value-type="float" office:value="0.000000405621965134074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81" calcext:value-type="float">
            <text:p>0.81</text:p>
          </table:table-cell>
          <table:table-cell office:value-type="float" office:value="27133.69" calcext:value-type="float">
            <text:p>27133.69</text:p>
          </table:table-cell>
          <table:table-cell office:value-type="float" office:value="227.43" calcext:value-type="float">
            <text:p>227.4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94]/[.E94]" office:value-type="float" office:value="0.022743" calcext:value-type="float">
            <text:p>0.0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4" calcext:value-type="float">
            <text:p>0.64</text:p>
          </table:table-cell>
          <table:table-cell office:value-type="float" office:value="27312.54" calcext:value-type="float">
            <text:p>27312.54</text:p>
          </table:table-cell>
          <table:table-cell office:value-type="float" office:value="178.85" calcext:value-type="float">
            <text:p>178.85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95]/[.E95]" office:value-type="float" office:value="0.0089425" calcext:value-type="float">
            <text:p>0.009</text:p>
          </table:table-cell>
          <table:table-cell table:number-columns-repeated="3"/>
          <table:table-cell table:formula="of:=720/[.I95]/1024" office:value-type="float" office:value="78.6273413474979" calcext:value-type="float">
            <text:p>78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" calcext:value-type="float">
            <text:p>0.6</text:p>
          </table:table-cell>
          <table:table-cell office:value-type="float" office:value="27481.53" calcext:value-type="float">
            <text:p>27481.53</text:p>
          </table:table-cell>
          <table:table-cell office:value-type="float" office:value="168.99" calcext:value-type="float">
            <text:p>168.99</text:p>
          </table:table-cell>
          <table:table-cell office:value-type="string" calcext:value-type="string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96]/[.E96]" office:value-type="float" office:value="0.828382352941177" calcext:value-type="float">
            <text:p>0.8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5" calcext:value-type="float">
            <text:p>0.5</text:p>
          </table:table-cell>
          <table:table-cell office:value-type="float" office:value="27620.61" calcext:value-type="float">
            <text:p>27620.61</text:p>
          </table:table-cell>
          <table:table-cell office:value-type="float" office:value="139.07" calcext:value-type="float">
            <text:p>139.07</text:p>
          </table:table-cell>
          <table:table-cell office:value-type="string" calcext:value-type="string">
            <text:p>4375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97]/[.E97]" office:value-type="float" office:value="0.00000317833428681076" calcext:value-type="float">
            <text:p>0.000</text:p>
          </table:table-cell>
          <table:table-cell table:formula="of:=1190/[.I97]/1000000000" office:value-type="float" office:value="0.374409955849573" calcext:value-type="float">
            <text:p>0.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37" calcext:value-type="float">
            <text:p>0.37</text:p>
          </table:table-cell>
          <table:table-cell office:value-type="float" office:value="27723.75" calcext:value-type="float">
            <text:p>27723.75</text:p>
          </table:table-cell>
          <table:table-cell office:value-type="float" office:value="103.14" calcext:value-type="float">
            <text:p>103.14</text:p>
          </table:table-cell>
          <table:table-cell office:value-type="string" calcext:value-type="string">
            <text:p>1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98]/[.E98]" office:value-type="float" office:value="0.0729420084865629" calcext:value-type="float">
            <text:p>0.0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25" calcext:value-type="float">
            <text:p>0.25</text:p>
          </table:table-cell>
          <table:table-cell office:value-type="float" office:value="27793" calcext:value-type="float">
            <text:p>27793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99]/[.E99]" office:value-type="float" office:value="0.006925" calcext:value-type="float">
            <text:p>0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8" calcext:value-type="float">
            <text:p>0.18</text:p>
          </table:table-cell>
          <table:table-cell office:value-type="float" office:value="27843.53" calcext:value-type="float">
            <text:p>27843.53</text:p>
          </table:table-cell>
          <table:table-cell office:value-type="float" office:value="50.53" calcext:value-type="float">
            <text:p>50.53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100]/[.E100]" office:value-type="float" office:value="0.0833828382838284" calcext:value-type="float">
            <text:p>0.0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876.09" calcext:value-type="float">
            <text:p>27876.09</text:p>
          </table:table-cell>
          <table:table-cell office:value-type="float" office:value="32.56" calcext:value-type="float">
            <text:p>32.56</text:p>
          </table:table-cell>
          <table:table-cell office:value-type="string" calcext:value-type="string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tput_</text:p>
          </table:table-cell>
          <table:table-cell table:formula="of:=[.D101]/[.E101]" office:value-type="float" office:value="0.322376237623762" calcext:value-type="float">
            <text:p>0.3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908.32" calcext:value-type="float">
            <text:p>27908.32</text:p>
          </table:table-cell>
          <table:table-cell office:value-type="float" office:value="32.23" calcext:value-type="float">
            <text:p>32.2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02]/[.E102]" office:value-type="float" office:value="0.00322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34.5" calcext:value-type="float">
            <text:p>27934.5</text:p>
          </table:table-cell>
          <table:table-cell office:value-type="float" office:value="26.18" calcext:value-type="float">
            <text:p>26.18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03]/[.E103]" office:value-type="float" office:value="0.002618" calcext:value-type="float">
            <text:p>0.003</text:p>
          </table:table-cell>
          <table:table-cell table:number-columns-repeated="10"/>
          <table:table-cell>
            <draw:frame table:end-cell-address="Лист1_2.AF148" table:end-x="27.24pt" table:end-y="11.85pt" draw:z-index="3" draw:style-name="gr2" draw:text-style-name="P2" svg:width="785.79pt" svg:height="580.37pt" svg:x="9.47pt" svg:y="7.54pt">
              <loext:p draw:notify-on-update-of-ranges="Лист1_2.A7:Лист1_2.A7 Лист1_2.I7:Лист1_2.I7 Лист1_2.A34:Лист1_2.A34 Лист1_2.I34:Лист1_2.I34 Лист1_2.A61:Лист1_2.A61 Лист1_2.I61:Лист1_2.I61 Лист1_2.A88:Лист1_2.A88 Лист1_2.I88:Лист1_2.I8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60.05" calcext:value-type="float">
            <text:p>27960.05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104]/[.E104]" office:value-type="float" office:value="0.0421617161716172" calcext:value-type="float">
            <text:p>0.0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5" calcext:value-type="float">
            <text:p>0.05</text:p>
          </table:table-cell>
          <table:table-cell office:value-type="float" office:value="27973.79" calcext:value-type="float">
            <text:p>27973.79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105]/[.E105]" office:value-type="float" office:value="0.068019801980198" calcext:value-type="float">
            <text:p>0.0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3" calcext:value-type="float">
            <text:p>0.03</text:p>
          </table:table-cell>
          <table:table-cell office:value-type="float" office:value="27982.85" calcext:value-type="float">
            <text:p>27982.85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sin,L</text:p>
          </table:table-cell>
          <table:table-cell table:number-columns-repeated="3"/>
          <table:table-cell table:formula="of:=[.D106]/[.E106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2" calcext:value-type="float">
            <text:p>0.02</text:p>
          </table:table-cell>
          <table:table-cell office:value-type="float" office:value="27988.96" calcext:value-type="float">
            <text:p>27988.96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tmaxharm_</text:p>
          </table:table-cell>
          <table:table-cell table:formula="of:=[.D107]/[.E107]" office:value-type="float" office:value="0.0201650165016502" calcext:value-type="float">
            <text:p>0.02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08]/[.E10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09]/[.E109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0]/[.E110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1]/[.E111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2]/[.E112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3]/[.E113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4]/[.E11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5]/[.E115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6]/[.E116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7]/[.E11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8]/[.E11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 table:number-rows-repeated="6541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Лист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/00/0000</text:date>, <text:time style:data-style-name="N2" text:time-value="12:24:40.52872351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3T09:08:33</meta:creation-date>
    <dc:date>2018-10-29T12:47:13.719502744</dc:date>
    <meta:editing-duration>PT11H52M23S</meta:editing-duration>
    <meta:editing-cycles>18</meta:editing-cycles>
    <meta:generator>LibreOffice/5.1.6.2$Linux_X86_64 LibreOffice_project/10m0$Build-2</meta:generator>
    <meta:document-statistic meta:table-count="4" meta:cell-count="861" meta:object-count="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37.8931427001953pt" style:font-size-asian="37.8931427001953pt" style:font-size-complex="37.8931427001953pt"/>
    </style:style>
    <style:style style:name="ch3" style:family="chart">
      <style:graphic-properties draw:stroke="none" svg:stroke-color="#b3b3b3" draw:fill="none" draw:fill-color="#e6e6e6"/>
      <style:text-properties fo:font-size="23.3188571929932pt" style:font-size-asian="23.3188571929932pt" style:font-size-complex="23.3188571929932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5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26.233715057373pt" style:font-size-asian="26.233715057373pt" style:font-size-complex="26.233715057373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5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5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5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28cm" svg:height="20.48cm" xlink:href=".." xlink:type="simple" chart:class="chart:bar" chart:style-name="ch1">
        <chart:title svg:x="7.493cm" svg:y="0.414cm" chart:style-name="ch2">
          <text:p>Движение частиц</text:p>
        </chart:title>
        <chart:legend chart:legend-position="end" svg:x="19.783cm" svg:y="6.839cm" style:legend-expansion="high" chart:style-name="ch3"/>
        <chart:plot-area chart:style-name="ch4" table:cell-range-address="Лист1_2.A7:Лист1_2.A7 Лист1_2.I7:Лист1_2.I7 Лист1_2.A34:Лист1_2.A34 Лист1_2.I34:Лист1_2.I34 Лист1_2.A61:Лист1_2.A61 Лист1_2.I61:Лист1_2.I61 Лист1_2.A88:Лист1_2.A88 Лист1_2.I88:Лист1_2.I88" chart:data-source-has-labels="column" svg:x="0.391cm" svg:y="2.307cm" svg:width="18.839cm" svg:height="17.338cm">
          <chartooo:coordinate-region svg:x="1.339cm" svg:y="2.582cm" svg:width="17.891cm" svg:height="16.789cm"/>
          <chart:axis chart:dimension="x" chart:name="primary-x" chart:style-name="ch5"/>
          <chart:axis chart:dimension="y" chart:name="primary-y" chart:style-name="ch6">
            <chart:title svg:x="0.557cm" svg:y="13.295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7:Лист1_2.I7" chart:label-cell-address="Лист1_2.A7:Лист1_2.A7" chart:class="chart:bar">
            <chart:data-point/>
          </chart:series>
          <chart:series chart:style-name="ch10" chart:values-cell-range-address="Лист1_2.I34:Лист1_2.I34" chart:label-cell-address="Лист1_2.A34:Лист1_2.A34" chart:class="chart:bar">
            <chart:data-point/>
          </chart:series>
          <chart:series chart:style-name="ch11" chart:values-cell-range-address="Лист1_2.I61:Лист1_2.I61" chart:label-cell-address="Лист1_2.A61:Лист1_2.A61" chart:class="chart:bar">
            <chart:data-point/>
          </chart:series>
          <chart:series chart:style-name="ch12" chart:values-cell-range-address="Лист1_2.I88:Лист1_2.I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88207083333333">
                <text:p>1.88207083333333</text:p>
                <draw:g>
                  <svg:desc>Лист1_2.I7:Лист1_2.I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0.878058603157613">
                <text:p>0.878058603157613</text:p>
                <draw:g>
                  <svg:desc>Лист1_2.I34:Лист1_2.I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0.4228146875">
                <text:p>0.4228146875</text:p>
                <draw:g>
                  <svg:desc>Лист1_2.I61:Лист1_2.I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1.196269">
                <text:p>1.196269</text:p>
                <draw:g>
                  <svg:desc>Лист1_2.I88:Лист1_2.I8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08cm" svg:height="7.017cm" xlink:href=".." xlink:type="simple" chart:class="chart:bar" chart:style-name="ch1">
        <chart:title svg:x="2.08cm" svg:y="0.142cm" chart:style-name="ch2">
          <text:p>Пересылка частиц</text:p>
        </chart:title>
        <chart:legend svg:x="5.741cm" svg:y="2.031cm" style:legend-expansion="custom" chartooo:width="2.266cm" chartooo:height="1.722cm" style:legend-expansion-aspect-ratio="1.31591173054588" chart:style-name="ch3"/>
        <chart:plot-area chart:style-name="ch4" table:cell-range-address="Лист1_2.A13:Лист1_2.A13 Лист1_2.I13:Лист1_2.I13 Лист1_2.A39:Лист1_2.A39 Лист1_2.I39:Лист1_2.I39 Лист1_2.A65:Лист1_2.A65 Лист1_2.I65:Лист1_2.I65 Лист1_2.A95:Лист1_2.A95 Лист1_2.I95:Лист1_2.I95" chart:data-source-has-labels="column" svg:x="0.057cm" svg:y="0.789cm" svg:width="5.496cm" svg:height="5.943cm">
          <chartooo:coordinate-region svg:x="0.98cm" svg:y="0.94cm" svg:width="4.573cm" svg:height="5.642cm"/>
          <chart:axis chart:dimension="x" chart:name="primary-x" chart:style-name="ch5"/>
          <chart:axis chart:dimension="y" chart:name="primary-y" chart:style-name="ch6">
            <chart:title svg:x="0.165cm" svg:y="4.552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3:Лист1_2.I13" chart:label-cell-address="Лист1_2.A13:Лист1_2.A13" chart:class="chart:bar">
            <chart:data-point/>
          </chart:series>
          <chart:series chart:style-name="ch10" chart:values-cell-range-address="Лист1_2.I39:Лист1_2.I39" chart:label-cell-address="Лист1_2.A39:Лист1_2.A39" chart:class="chart:bar">
            <chart:data-point/>
          </chart:series>
          <chart:series chart:style-name="ch11" chart:values-cell-range-address="Лист1_2.I65:Лист1_2.I65" chart:label-cell-address="Лист1_2.A65:Лист1_2.A65" chart:class="chart:bar">
            <chart:data-point/>
          </chart:series>
          <chart:series chart:style-name="ch12" chart:values-cell-range-address="Лист1_2.I95:Лист1_2.I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0.00654166666666667">
                <text:p>0.00654166666666667</text:p>
                <draw:g>
                  <svg:desc>Лист1_2.I13:Лист1_2.I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0.0107667090386031">
                <text:p>0.0107667090386031</text:p>
                <draw:g>
                  <svg:desc>Лист1_2.I39:Лист1_2.I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0.0052975">
                <text:p>0.0052975</text:p>
                <draw:g>
                  <svg:desc>Лист1_2.I65:Лист1_2.I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0.0089425">
                <text:p>0.0089425</text:p>
                <draw:g>
                  <svg:desc>Лист1_2.I95:Лист1_2.I9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8.3047142028809pt" style:font-size-asian="28.3047142028809pt" style:font-size-complex="28.3047142028809pt"/>
    </style:style>
    <style:style style:name="ch3" style:family="chart">
      <style:graphic-properties draw:stroke="none" svg:stroke-color="#b3b3b3" draw:fill="none" draw:fill-color="#e6e6e6"/>
      <style:text-properties fo:font-size="17.418285369873pt" style:font-size-asian="17.418285369873pt" style:font-size-complex="17.418285369873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6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19.5955715179443pt" style:font-size-asian="19.5955715179443pt" style:font-size-complex="19.5955715179443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6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6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6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43cm" svg:height="15.301cm" xlink:href=".." xlink:type="simple" chart:class="chart:bar" chart:style-name="ch1">
        <chart:title svg:x="2.918cm" svg:y="0.31cm" chart:style-name="ch2">
          <text:p>Преобразование Фурье(1D)</text:p>
        </chart:title>
        <chart:legend chart:legend-position="end" svg:x="14.727cm" svg:y="5.109cm" style:legend-expansion="high" chart:style-name="ch3"/>
        <chart:plot-area chart:style-name="ch4" table:cell-range-address="Лист1_2.A17:Лист1_2.A17 Лист1_2.I17:Лист1_2.I17 Лист1_2.A50:Лист1_2.A50 Лист1_2.I50:Лист1_2.I50 Лист1_2.A77:Лист1_2.A77 Лист1_2.I77:Лист1_2.I77 Лист1_2.A97:Лист1_2.A97 Лист1_2.I97:Лист1_2.I97" chart:data-source-has-labels="column" svg:x="0.321cm" svg:y="1.726cm" svg:width="13.996cm" svg:height="12.945cm">
          <chartooo:coordinate-region svg:x="1.742cm" svg:y="2.001cm" svg:width="12.575cm" svg:height="12.396cm"/>
          <chart:axis chart:dimension="x" chart:name="primary-x" chart:style-name="ch5"/>
          <chart:axis chart:dimension="y" chart:name="primary-y" chart:style-name="ch6">
            <chart:title svg:x="0.415cm" svg:y="9.933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7:Лист1_2.I17" chart:label-cell-address="Лист1_2.A17:Лист1_2.A17" chart:class="chart:bar">
            <chart:data-point/>
          </chart:series>
          <chart:series chart:style-name="ch10" chart:values-cell-range-address="Лист1_2.I50:Лист1_2.I50" chart:label-cell-address="Лист1_2.A50:Лист1_2.A50" chart:class="chart:bar">
            <chart:data-point/>
          </chart:series>
          <chart:series chart:style-name="ch11" chart:values-cell-range-address="Лист1_2.I77:Лист1_2.I77" chart:label-cell-address="Лист1_2.A77:Лист1_2.A77" chart:class="chart:bar">
            <chart:data-point/>
          </chart:series>
          <chart:series chart:style-name="ch12" chart:values-cell-range-address="Лист1_2.I97:Лист1_2.I97" chart:label-cell-address="Лист1_2.A97:Лист1_2.A9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00000333545694606024">
                <text:p>0.00000333545694606024</text:p>
                <draw:g>
                  <svg:desc>Лист1_2.I17:Лист1_2.I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00000282338442638645">
                <text:p>0.00000282338442638645</text:p>
                <draw:g>
                  <svg:desc>Лист1_2.I50:Лист1_2.I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00000161354031688896">
                <text:p>0.00000161354031688896</text:p>
                <draw:g>
                  <svg:desc>Лист1_2.I77:Лист1_2.I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00000317833428681076">
                <text:p>0.00000317833428681076</text:p>
                <draw:g>
                  <svg:desc>Лист1_2.I97:Лист1_2.I9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28cm" svg:height="7.027cm" xlink:href=".." xlink:type="simple" chart:class="chart:bar" chart:style-name="ch1">
        <chart:title svg:x="1.067cm" svg:y="0.143cm" chart:style-name="ch2">
          <text:p>Преобразование Фурье (3D)</text:p>
        </chart:title>
        <chart:legend chart:legend-position="end" svg:x="5.727cm" svg:y="2.346cm" style:legend-expansion="high" chart:style-name="ch3"/>
        <chart:plot-area chart:style-name="ch4" table:cell-range-address="Лист1_2.A21:Лист1_2.A21 Лист1_2.I21:Лист1_2.I21 Лист1_2.A53:Лист1_2.A53 Лист1_2.I53:Лист1_2.I53 Лист1_2.A80:Лист1_2.A80 Лист1_2.I80:Лист1_2.I80 Лист1_2.A100:Лист1_2.A100 Лист1_2.I100:Лист1_2.I100" chart:data-source-has-labels="column" svg:x="0.057cm" svg:y="0.789cm" svg:width="5.51cm" svg:height="5.952cm">
          <chartooo:coordinate-region svg:x="0.98cm" svg:y="0.939cm" svg:width="4.587cm" svg:height="5.652cm"/>
          <chart:axis chart:dimension="x" chart:name="primary-x" chart:style-name="ch5"/>
          <chart:axis chart:dimension="y" chart:name="primary-y" chart:style-name="ch6">
            <chart:title svg:x="0.165cm" svg:y="4.559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21:Лист1_2.I21" chart:label-cell-address="Лист1_2.A21:Лист1_2.A21" chart:class="chart:bar">
            <chart:data-point/>
          </chart:series>
          <chart:series chart:style-name="ch10" chart:values-cell-range-address="Лист1_2.I53:Лист1_2.I53" chart:label-cell-address="Лист1_2.A53:Лист1_2.A53" chart:class="chart:bar">
            <chart:data-point/>
          </chart:series>
          <chart:series chart:style-name="ch11" chart:values-cell-range-address="Лист1_2.I80:Лист1_2.I80" chart:label-cell-address="Лист1_2.A80:Лист1_2.A80" chart:class="chart:bar">
            <chart:data-point/>
          </chart:series>
          <chart:series chart:style-name="ch12" chart:values-cell-range-address="Лист1_2.I100:Лист1_2.I100" chart:label-cell-address="Лист1_2.A100:Лист1_2.A10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21:Лист1_2.A21</svg:desc>
                </draw:g>
              </table:table-cell>
              <table:table-cell office:value-type="float" office:value="0.0591666666666667">
                <text:p>0.0591666666666667</text:p>
                <draw:g>
                  <svg:desc>Лист1_2.I21:Лист1_2.I21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3:Лист1_2.A53</svg:desc>
                </draw:g>
              </table:table-cell>
              <table:table-cell office:value-type="float" office:value="0.0794736842105263">
                <text:p>0.0794736842105263</text:p>
                <draw:g>
                  <svg:desc>Лист1_2.I53:Лист1_2.I53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80:Лист1_2.A80</svg:desc>
                </draw:g>
              </table:table-cell>
              <table:table-cell office:value-type="float" office:value="0.0417886178861789">
                <text:p>0.0417886178861789</text:p>
                <draw:g>
                  <svg:desc>Лист1_2.I80:Лист1_2.I80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100:Лист1_2.A100</svg:desc>
                </draw:g>
              </table:table-cell>
              <table:table-cell office:value-type="float" office:value="0.0833828382838284">
                <text:p>0.0833828382838284</text:p>
                <draw:g>
                  <svg:desc>Лист1_2.I100:Лист1_2.I10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5cm" svg:height="15.979cm" xlink:href=".." xlink:type="simple" chart:class="chart:bar" chart:style-name="ch1">
        <chart:title svg:x="4.677cm" svg:y="0.454cm" chart:style-name="ch2">
          <text:p>Преобразование Фурье (1D)</text:p>
        </chart:title>
        <chart:legend chart:legend-position="end" svg:x="17.277cm" svg:y="6.175cm" style:legend-expansion="high" chart:style-name="ch3"/>
        <chart:plot-area chart:style-name="ch4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2.033cm" svg:y="2.462cm" svg:width="14.791cm" svg:height="13.198cm">
          <chartooo:coordinate-region svg:x="2.782cm" svg:y="2.662cm" svg:width="14.042cm" svg:height="12.798cm"/>
          <chart:axis chart:dimension="x" chart:name="primary-x" chart:style-name="ch5"/>
          <chart:axis chart:dimension="y" chart:name="primary-y" chart:style-name="ch6">
            <chart:title svg:x="0.451cm" svg:y="11.827cm" chart:style-name="ch7">
              <text:p>скорость (GFlops)</text:p>
            </chart:title>
            <chart:grid chart:style-name="ch8" chart:class="major"/>
          </chart:axis>
          <chart:series chart:style-name="ch9" chart:values-cell-range-address="Лист1_2.J17:Лист1_2.J17" chart:label-cell-address="Лист1_2.A17:Лист1_2.A17" chart:class="chart:bar">
            <chart:data-point/>
          </chart:series>
          <chart:series chart:style-name="ch10" chart:values-cell-range-address="Лист1_2.J50:Лист1_2.J50" chart:label-cell-address="Лист1_2.A50:Лист1_2.A50" chart:class="chart:bar">
            <chart:data-point/>
          </chart:series>
          <chart:series chart:style-name="ch11" chart:values-cell-range-address="Лист1_2.J77:Лист1_2.J77" chart:label-cell-address="Лист1_2.A77:Лист1_2.A77" chart:class="chart:bar">
            <chart:data-point/>
          </chart:series>
          <chart:series chart:style-name="ch12" chart:values-cell-range-address="Лист1_2.J97:Лист1_2.J97" chart:label-cell-address="Лист1_2.A97:Лист1_2.A97" chart:class="chart:bar"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51cm"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03cm" svg:height="14.18cm" xlink:href=".." xlink:type="simple" chart:class="chart:bar" chart:style-name="ch1">
        <chart:title svg:x="1.694cm" svg:y="0.419cm" chart:style-name="ch2">
          <text:p>Межпроцессорные пересылки</text:p>
        </chart:title>
        <chart:legend chart:legend-position="end" svg:x="16.195cm" svg:y="5.276cm" style:legend-expansion="high" chart:style-name="ch3"/>
        <chart:plot-area chart:style-name="ch4" table:cell-range-address="Лист1_2.A13:Лист1_2.A13 Лист1_2.M13:Лист1_2.M13 Лист1_2.A39:Лист1_2.A39 Лист1_2.M39:Лист1_2.M39 Лист1_2.A65:Лист1_2.A65 Лист1_2.M65:Лист1_2.M65 Лист1_2.A95:Лист1_2.A95 Лист1_2.M95:Лист1_2.M95" chart:data-source-has-labels="column" svg:x="2.012cm" svg:y="2.883cm" svg:width="13.751cm" svg:height="11.014cm">
          <chartooo:coordinate-region svg:x="3.234cm" svg:y="3.208cm" svg:width="12.529cm" svg:height="10.365cm"/>
          <chart:axis chart:dimension="x" chart:name="primary-x" chart:style-name="ch5"/>
          <chart:axis chart:dimension="y" chart:name="primary-y" chart:style-name="ch6">
            <chart:title svg:x="0.451cm" svg:y="9.538cm" chart:style-name="ch7">
              <text:p>ГБ/сек.</text:p>
            </chart:title>
            <chart:grid chart:style-name="ch8" chart:class="major"/>
          </chart:axis>
          <chart:series chart:style-name="ch9" chart:values-cell-range-address="Лист1_2.M13:Лист1_2.M13" chart:label-cell-address="Лист1_2.A13:Лист1_2.A13" chart:class="chart:bar">
            <chart:data-point/>
          </chart:series>
          <chart:series chart:style-name="ch10" chart:values-cell-range-address="Лист1_2.M39:Лист1_2.M39" chart:label-cell-address="Лист1_2.A39:Лист1_2.A39" chart:class="chart:bar">
            <chart:data-point/>
          </chart:series>
          <chart:series chart:style-name="ch11" chart:values-cell-range-address="Лист1_2.M65:Лист1_2.M65" chart:label-cell-address="Лист1_2.A65:Лист1_2.A65" chart:class="chart:bar">
            <chart:data-point/>
          </chart:series>
          <chart:series chart:style-name="ch12" chart:values-cell-range-address="Лист1_2.M95:Лист1_2.M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107.484076433121">
                <text:p>107.484076433121</text:p>
                <draw:g>
                  <svg:desc>Лист1_2.M13:Лист1_2.M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65.3054705462">
                <text:p>65.3054705462</text:p>
                <draw:g>
                  <svg:desc>Лист1_2.M39:Лист1_2.M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132.727701746107">
                <text:p>132.727701746107</text:p>
                <draw:g>
                  <svg:desc>Лист1_2.M65:Лист1_2.M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78.6273413474979">
                <text:p>78.6273413474979</text:p>
                <draw:g>
                  <svg:desc>Лист1_2.M95:Лист1_2.M9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svg:stroke-width="0.051cm"/>
    </style:style>
    <style:style style:name="ch13" style:family="chart" style:data-style-name="N0">
      <style:chart-properties chart:link-data-style-to-source="true"/>
      <style:graphic-properties draw:fill="hatch" draw:fill-color="#579d1c" draw:fill-hatch-name="Black_20_0_20_Degrees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01cm" svg:height="14.075cm" xlink:href=".." xlink:type="simple" chart:class="chart:bar" chart:style-name="ch1">
        <chart:title svg:x="2.812cm" svg:y="0.416cm" chart:style-name="ch2">
          <text:p>Межпроцессорные пересылки</text:p>
        </chart:title>
        <chart:legend chart:legend-position="end" svg:x="15.045cm" svg:y="5.459cm" style:legend-expansion="high" chart:style-name="ch3"/>
        <chart:plot-area chart:style-name="ch4" table:cell-range-address="Лист1_2.A13:Лист1_2.A13 Лист1_2.M13:Лист1_2.M13 Лист1_2.A39:Лист1_2.A39 Лист1_2.M39:Лист1_2.M39 Лист1_2.A65:Лист1_2.A65 Лист1_2.M65:Лист1_2.M65 Лист1_2.A95:Лист1_2.A95 Лист1_2.M95:Лист1_2.M95" chart:data-source-has-labels="column" svg:x="1.978cm" svg:y="2.386cm" svg:width="12.669cm" svg:height="11.408cm">
          <chartooo:coordinate-region svg:x="3.051cm" svg:y="2.661cm" svg:width="11.596cm" svg:height="10.859cm"/>
          <chart:axis chart:dimension="x" chart:name="primary-x" chart:style-name="ch5"/>
          <chart:axis chart:dimension="y" chart:name="primary-y" chart:style-name="ch6">
            <chart:title svg:x="0.451cm" svg:y="10.769cm" chart:style-name="ch7">
              <text:p>Скорость, Гб/сек.</text:p>
            </chart:title>
            <chart:grid chart:style-name="ch8" chart:class="major"/>
          </chart:axis>
          <chart:series chart:style-name="ch9" chart:values-cell-range-address="Лист1_2.M13:Лист1_2.M13" chart:label-cell-address="Лист1_2.A13:Лист1_2.A13" chart:class="chart:bar">
            <chart:data-point/>
          </chart:series>
          <chart:series chart:style-name="ch10" chart:values-cell-range-address="Лист1_2.M39:Лист1_2.M39" chart:label-cell-address="Лист1_2.A39:Лист1_2.A39" chart:class="chart:bar">
            <chart:data-point/>
          </chart:series>
          <chart:series chart:style-name="ch11" chart:values-cell-range-address="Лист1_2.M65:Лист1_2.M65" chart:label-cell-address="Лист1_2.A65:Лист1_2.A65" chart:class="chart:bar">
            <chart:data-point chart:style-name="ch12"/>
          </chart:series>
          <chart:series chart:style-name="ch13" chart:values-cell-range-address="Лист1_2.M95:Лист1_2.M95" chart:label-cell-address="Лист1_2.A95:Лист1_2.A9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107.484076433121">
                <text:p>107.484076433121</text:p>
                <draw:g>
                  <svg:desc>Лист1_2.M13:Лист1_2.M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65.3054705462">
                <text:p>65.3054705462</text:p>
                <draw:g>
                  <svg:desc>Лист1_2.M39:Лист1_2.M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132.727701746107">
                <text:p>132.727701746107</text:p>
                <draw:g>
                  <svg:desc>Лист1_2.M65:Лист1_2.M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78.6273413474979">
                <text:p>78.6273413474979</text:p>
                <draw:g>
                  <svg:desc>Лист1_2.M95:Лист1_2.M95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90_20_Degrees" dr3d:edge-rounding="5%"/>
      <style:text-properties fo:font-size="14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-dash="Ultrafine_20_Dashed" draw:fill-color="#ffffff" dr3d:edge-rounding="5%"/>
      <style:text-properties fo:font-size="14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26cm" svg:height="14.451cm" xlink:href=".." xlink:type="simple" chart:class="chart:bar" chart:style-name="ch1">
        <chart:title svg:x="3.88cm" svg:y="0.424cm" chart:style-name="ch2">
          <text:p>Производительность процессорных ядер</text:p>
        </chart:title>
        <chart:legend chart:legend-position="end" svg:x="20.049cm" svg:y="5.877cm" style:legend-expansion="high" chart:style-name="ch3"/>
        <chart:plot-area chart:style-name="ch4" table:cell-range-address="Лист1_2.A7:Лист1_2.A7 Лист1_2.N7:Лист1_2.N7 Лист1_2.A34:Лист1_2.A34 Лист1_2.N34:Лист1_2.N34 Лист1_2.A61:Лист1_2.A61 Лист1_2.N61:Лист1_2.N61 Лист1_2.A88:Лист1_2.A88 Лист1_2.N88:Лист1_2.N88" chart:data-source-has-labels="column" svg:x="1.921cm" svg:y="2.168cm" svg:width="17.644cm" svg:height="11.994cm">
          <chartooo:coordinate-region svg:x="2.57cm" svg:y="2.368cm" svg:width="16.995cm" svg:height="11.594cm"/>
          <chart:axis chart:dimension="x" chart:name="primary-x" chart:style-name="ch5"/>
          <chart:axis chart:dimension="y" chart:name="primary-y" chart:style-name="ch6">
            <chart:title svg:x="0.451cm" svg:y="9.425cm" chart:style-name="ch7">
              <text:p>GFLOPS</text:p>
            </chart:title>
            <chart:grid chart:style-name="ch8" chart:class="major"/>
          </chart:axis>
          <chart:series chart:style-name="ch9" chart:values-cell-range-address="Лист1_2.N7:Лист1_2.N7" chart:label-cell-address="Лист1_2.A7:Лист1_2.A7" chart:class="chart:bar">
            <chart:data-point/>
          </chart:series>
          <chart:series chart:style-name="ch10" chart:values-cell-range-address="Лист1_2.N34:Лист1_2.N34" chart:label-cell-address="Лист1_2.A34:Лист1_2.A34" chart:class="chart:bar">
            <chart:data-point/>
          </chart:series>
          <chart:series chart:style-name="ch11" chart:values-cell-range-address="Лист1_2.N61:Лист1_2.N61" chart:label-cell-address="Лист1_2.A61:Лист1_2.A61" chart:class="chart:bar">
            <chart:data-point/>
          </chart:series>
          <chart:series chart:style-name="ch12" chart:values-cell-range-address="Лист1_2.N88:Лист1_2.N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16892518657419">
                <text:p>1.16892518657419</text:p>
                <draw:g>
                  <svg:desc>Лист1_2.N7:Лист1_2.N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5.0110550527915">
                <text:p>5.0110550527915</text:p>
                <draw:g>
                  <svg:desc>Лист1_2.N34:Лист1_2.N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10.406450225313">
                <text:p>10.406450225313</text:p>
                <draw:g>
                  <svg:desc>Лист1_2.N61:Лист1_2.N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3.67810250035736">
                <text:p>3.67810250035736</text:p>
                <draw:g>
                  <svg:desc>Лист1_2.N88:Лист1_2.N88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stroke-dash draw:name="Ultrafine_20_Dashed" draw:display-name="Ultrafine Dashed" draw:style="rect" draw:dots1="1" draw:dots1-length="0.051cm" draw:dots2="1" draw:dots2-length="0.051cm" draw:distance="0.051cm"/>
  </office:styles>
</office:document-styles>
</file>